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osevka" svg:font-family="Iosevk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2.256cm" fo:min-width="22.326cm" fo:padding-top="0.142cm" fo:padding-bottom="0.142cm" fo:padding-left="0.267cm" fo:padding-right="0.267cm"/>
    </style:style>
    <style:style style:name="gr2" style:family="graphic" style:parent-style-name="objectwithoutfill">
      <style:graphic-properties svg:stroke-color="#000000" draw:marker-end="" draw:marker-end-width="0.3cm" draw:fill="solid" draw:fill-color="#eeeeee" draw:textarea-vertical-align="middle"/>
    </style:style>
    <style:style style:name="gr3" style:family="graphic" style:parent-style-name="standard">
      <style:graphic-properties svg:stroke-color="#000000" draw:fill-color="#999999" draw:opacity="51%" draw:textarea-horizontal-align="justify" draw:textarea-vertical-align="middle" draw:auto-grow-height="false" fo:min-height="2.29cm" fo:min-width="10.9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0.31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3.328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99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0.07cm" fo:min-width="0cm" fo:padding-top="0.142cm" fo:padding-bottom="0.142cm" fo:padding-left="0.267cm" fo:padding-right="0.267cm"/>
    </style:style>
    <style:style style:name="gr9" style:family="graphic" style:parent-style-name="objectwithoutfill">
      <style:graphic-properties draw:stroke="solid" svg:stroke-width="0.106cm" svg:stroke-color="#000000" draw:marker-start-width="0.359cm" draw:marker-end="Arrow" draw:marker-end-width="0.305cm" draw:fill="solid" draw:textarea-vertical-align="middle" fo:padding-top="0.178cm" fo:padding-bottom="0.178cm" fo:padding-left="0.303cm" fo:padding-right="0.303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-color="#999999" draw:opacity="51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Iosevka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126ac8" style:font-name="Iosevka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Iosevka"/>
    </style:style>
    <style:style style:name="T2" style:family="text">
      <style:text-properties fo:color="#126ac8" style:font-name="Iosevk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86cm" svg:height="2.54cm" svg:x="2.54cm" svg:y="2.49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318cm" svg:y1="2.496cm" svg:x2="4.318cm" svg:y2="5.036cm">
          <text:p/>
        </draw:line>
        <draw:line draw:style-name="gr2" draw:text-style-name="P2" draw:layer="layout" svg:x1="13.99cm" svg:y1="2.496cm" svg:x2="13.99cm" svg:y2="5.036cm">
          <text:p/>
        </draw:line>
        <draw:custom-shape draw:style-name="gr3" draw:text-style-name="P3" draw:layer="layout" svg:width="11.4cm" svg:height="2.54cm" svg:x="6.287cm" svg:y="2.4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62cm" svg:height="11.176cm" draw:transform="rotate (-1.5707963267949) translate (13.716cm 1.309cm)">
          <text:p/>
          <draw:enhanced-geometry svg:viewBox="0 0 21600 21600" draw:glue-points="21600 0 0 10800 21600 21600" draw:text-areas="13800 ?f9 21600 ?f10" draw:type="left-brace" draw:modifiers="1800 10839.58191937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4" draw:layer="layout" svg:width="0.762cm" svg:height="11.176cm" draw:transform="rotate (-1.5707963267949) translate (25.416cm 1.31cm)">
          <text:p/>
          <draw:enhanced-geometry svg:viewBox="0 0 21600 21600" draw:glue-points="21600 0 0 10800 21600 21600" draw:text-areas="13800 ?f9 21600 ?f10" draw:type="left-brace" draw:modifiers="1800 10839.58191937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4" draw:layer="layout" svg:width="0.762cm" svg:height="3.81cm" draw:transform="rotate (1.5707963267949) translate (2.54cm 6.172cm)">
          <text:p/>
          <draw:enhanced-geometry svg:viewBox="0 0 21600 21600" draw:glue-points="21600 0 0 10800 21600 21600" draw:text-areas="13800 ?f9 21600 ?f10" draw:type="left-brace" draw:modifiers="1800 10839.58191937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5" draw:layer="layout" svg:width="1.97cm" svg:height="1.047cm" svg:x="19.196cm" svg:y="0.464cm">
          <draw:text-box>
            <text:p><text:span text:style-name="T1">m1</text:span></text:p>
          </draw:text-box>
        </draw:frame>
        <draw:frame draw:style-name="gr6" draw:text-style-name="P5" draw:layer="layout" svg:width="1.97cm" svg:height="1.047cm" svg:x="7.512cm" svg:y="0.387cm">
          <draw:text-box>
            <text:p><text:span text:style-name="T1">m0</text:span></text:p>
          </draw:text-box>
        </draw:frame>
        <draw:frame draw:style-name="gr7" draw:text-style-name="P5" draw:layer="layout" svg:width="2.986cm" svg:height="1.049cm" svg:x="3.08cm" svg:y="6.073cm">
          <draw:text-box>
            <text:p><text:span text:style-name="T1">offset</text:span></text:p>
          </draw:text-box>
        </draw:frame>
        <draw:custom-shape draw:style-name="gr1" draw:text-style-name="P1" draw:layer="layout" svg:width="22.86cm" svg:height="2.54cm" svg:x="2.54cm" svg:y="10.09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99cm" svg:y1="10.097cm" svg:x2="13.99cm" svg:y2="12.637cm">
          <text:p/>
        </draw:line>
        <draw:custom-shape draw:style-name="gr4" draw:text-style-name="P4" draw:layer="layout" svg:width="0.762cm" svg:height="11.176cm" draw:transform="rotate (-1.5707963267949) translate (13.716cm 8.91cm)">
          <text:p/>
          <draw:enhanced-geometry svg:viewBox="0 0 21600 21600" draw:glue-points="21600 0 0 10800 21600 21600" draw:text-areas="13800 ?f9 21600 ?f10" draw:type="left-brace" draw:modifiers="1800 10839.58191937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4" draw:layer="layout" svg:width="0.762cm" svg:height="11.176cm" draw:transform="rotate (-1.5707963267949) translate (25.416cm 8.911cm)">
          <text:p/>
          <draw:enhanced-geometry svg:viewBox="0 0 21600 21600" draw:glue-points="21600 0 0 10800 21600 21600" draw:text-areas="13800 ?f9 21600 ?f10" draw:type="left-brace" draw:modifiers="1800 10839.58191937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4" draw:layer="layout" svg:width="0.762cm" svg:height="10.922cm" draw:transform="rotate (1.5707963267949) translate (6.604cm 13.773cm)">
          <text:p/>
          <draw:enhanced-geometry svg:viewBox="0 0 21600 21600" draw:glue-points="21600 0 0 10800 21600 21600" draw:text-areas="13800 ?f9 21600 ?f10" draw:type="left-brace" draw:modifiers="1800 10839.58191937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4" draw:layer="layout" svg:width="0.762cm" svg:height="3.81cm" draw:transform="rotate (1.5707963267949) translate (2.54cm 13.773cm)">
          <text:p/>
          <draw:enhanced-geometry svg:viewBox="0 0 21600 21600" draw:glue-points="21600 0 0 10800 21600 21600" draw:text-areas="13800 ?f9 21600 ?f10" draw:type="left-brace" draw:modifiers="1800 10839.58191937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5" draw:layer="layout" svg:width="1.97cm" svg:height="1.047cm" svg:x="11.716cm" svg:y="13.576cm">
          <draw:text-box>
            <text:p><text:span text:style-name="T1">v</text:span></text:p>
          </draw:text-box>
        </draw:frame>
        <draw:frame draw:style-name="gr6" draw:text-style-name="P5" draw:layer="layout" svg:width="1.97cm" svg:height="1.047cm" svg:x="19.196cm" svg:y="8.065cm">
          <draw:text-box>
            <text:p><text:span text:style-name="T1">w1</text:span></text:p>
          </draw:text-box>
        </draw:frame>
        <draw:frame draw:style-name="gr6" draw:text-style-name="P5" draw:layer="layout" svg:width="1.97cm" svg:height="1.047cm" svg:x="7.512cm" svg:y="7.988cm">
          <draw:text-box>
            <text:p><text:span text:style-name="T1">w0</text:span></text:p>
          </draw:text-box>
        </draw:frame>
        <draw:frame draw:style-name="gr7" draw:text-style-name="P5" draw:layer="layout" svg:width="2.986cm" svg:height="1.049cm" svg:x="3.08cm" svg:y="13.674cm">
          <draw:text-box>
            <text:p><text:span text:style-name="T1">offset</text:span></text:p>
          </draw:text-box>
        </draw:frame>
        <draw:line draw:style-name="gr9" draw:text-style-name="P6" draw:layer="layout" svg:x1="13.97cm" svg:y1="6.404cm" svg:x2="13.97cm" svg:y2="8.436cm">
          <text:p/>
        </draw:line>
        <draw:line draw:style-name="gr2" draw:text-style-name="P2" draw:layer="layout" svg:x1="6.287cm" svg:y1="2.496cm" svg:x2="6.287cm" svg:y2="5.036cm">
          <text:p/>
        </draw:line>
        <draw:line draw:style-name="gr2" draw:text-style-name="P2" draw:layer="layout" svg:x1="8.255cm" svg:y1="2.496cm" svg:x2="8.255cm" svg:y2="5.036cm">
          <text:p/>
        </draw:line>
        <draw:line draw:style-name="gr2" draw:text-style-name="P2" draw:layer="layout" svg:x1="10.224cm" svg:y1="2.496cm" svg:x2="10.224cm" svg:y2="5.036cm">
          <text:p/>
        </draw:line>
        <draw:line draw:style-name="gr2" draw:text-style-name="P2" draw:layer="layout" svg:x1="12.192cm" svg:y1="2.496cm" svg:x2="12.192cm" svg:y2="5.036cm">
          <text:p/>
        </draw:line>
        <draw:line draw:style-name="gr2" draw:text-style-name="P2" draw:layer="layout" svg:x1="15.718cm" svg:y1="2.496cm" svg:x2="15.718cm" svg:y2="5.036cm">
          <text:p/>
        </draw:line>
        <draw:line draw:style-name="gr2" draw:text-style-name="P2" draw:layer="layout" svg:x1="17.687cm" svg:y1="2.496cm" svg:x2="17.687cm" svg:y2="5.036cm">
          <text:p/>
        </draw:line>
        <draw:line draw:style-name="gr2" draw:text-style-name="P2" draw:layer="layout" svg:x1="19.655cm" svg:y1="2.496cm" svg:x2="19.655cm" svg:y2="5.036cm">
          <text:p/>
        </draw:line>
        <draw:line draw:style-name="gr2" draw:text-style-name="P2" draw:layer="layout" svg:x1="21.624cm" svg:y1="2.496cm" svg:x2="21.624cm" svg:y2="5.036cm">
          <text:p/>
        </draw:line>
        <draw:line draw:style-name="gr2" draw:text-style-name="P2" draw:layer="layout" svg:x1="23.592cm" svg:y1="2.496cm" svg:x2="23.592cm" svg:y2="5.036cm">
          <text:p/>
        </draw:line>
        <draw:line draw:style-name="gr2" draw:text-style-name="P2" draw:layer="layout" svg:x1="4.318cm" svg:y1="10.096cm" svg:x2="4.318cm" svg:y2="12.636cm">
          <text:p/>
        </draw:line>
        <draw:line draw:style-name="gr2" draw:text-style-name="P2" draw:layer="layout" svg:x1="6.287cm" svg:y1="10.096cm" svg:x2="6.287cm" svg:y2="12.636cm">
          <text:p/>
        </draw:line>
        <draw:line draw:style-name="gr2" draw:text-style-name="P2" draw:layer="layout" svg:x1="8.255cm" svg:y1="10.096cm" svg:x2="8.255cm" svg:y2="12.636cm">
          <text:p/>
        </draw:line>
        <draw:line draw:style-name="gr2" draw:text-style-name="P2" draw:layer="layout" svg:x1="10.224cm" svg:y1="10.096cm" svg:x2="10.224cm" svg:y2="12.636cm">
          <text:p/>
        </draw:line>
        <draw:line draw:style-name="gr2" draw:text-style-name="P2" draw:layer="layout" svg:x1="12.192cm" svg:y1="10.096cm" svg:x2="12.192cm" svg:y2="12.636cm">
          <text:p/>
        </draw:line>
        <draw:line draw:style-name="gr2" draw:text-style-name="P2" draw:layer="layout" svg:x1="15.718cm" svg:y1="10.096cm" svg:x2="15.718cm" svg:y2="12.636cm">
          <text:p/>
        </draw:line>
        <draw:line draw:style-name="gr2" draw:text-style-name="P2" draw:layer="layout" svg:x1="17.687cm" svg:y1="10.096cm" svg:x2="17.687cm" svg:y2="12.636cm">
          <text:p/>
        </draw:line>
        <draw:custom-shape draw:style-name="gr3" draw:text-style-name="P3" draw:layer="layout" svg:width="11.4cm" svg:height="2.54cm" svg:x="6.287cm" svg:y="10.09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655cm" svg:y1="10.096cm" svg:x2="19.655cm" svg:y2="12.636cm">
          <text:p/>
        </draw:line>
        <draw:line draw:style-name="gr2" draw:text-style-name="P2" draw:layer="layout" svg:x1="21.624cm" svg:y1="10.096cm" svg:x2="21.624cm" svg:y2="12.636cm">
          <text:p/>
        </draw:line>
        <draw:line draw:style-name="gr2" draw:text-style-name="P2" draw:layer="layout" svg:x1="23.592cm" svg:y1="10.096cm" svg:x2="23.592cm" svg:y2="12.636cm">
          <text:p/>
        </draw:line>
        <draw:frame draw:style-name="gr6" draw:text-style-name="P7" draw:layer="layout" svg:width="1.97cm" svg:height="1.047cm" svg:x="10.314cm" svg:y="10.891cm">
          <draw:text-box>
            <text:p><text:span text:style-name="T2">0xe6</text:span></text:p>
          </draw:text-box>
        </draw:frame>
        <draw:frame draw:style-name="gr6" draw:text-style-name="P5" draw:layer="layout" svg:width="1.778cm" svg:height="1.047cm" svg:x="2.56cm" svg:y="3.309cm">
          <draw:text-box>
            <text:p><text:span text:style-name="T1">0x88</text:span></text:p>
          </draw:text-box>
        </draw:frame>
        <draw:frame draw:style-name="gr6" draw:text-style-name="P5" draw:layer="layout" svg:width="1.778cm" svg:height="1.047cm" svg:x="4.36cm" svg:y="3.31cm">
          <draw:text-box>
            <text:p><text:span text:style-name="T1">0xd1</text:span></text:p>
          </draw:text-box>
        </draw:frame>
        <draw:frame draw:style-name="gr6" draw:text-style-name="P5" draw:layer="layout" svg:width="1.778cm" svg:height="1.047cm" svg:x="2.56cm" svg:y="3.31cm">
          <draw:text-box>
            <text:p><text:span text:style-name="T1">0x88</text:span></text:p>
          </draw:text-box>
        </draw:frame>
        <draw:frame draw:style-name="gr6" draw:text-style-name="P5" draw:layer="layout" svg:width="1.778cm" svg:height="1.047cm" svg:x="6.46cm" svg:y="3.311cm">
          <draw:text-box>
            <text:p><text:span text:style-name="T1">0x1f</text:span></text:p>
          </draw:text-box>
        </draw:frame>
        <draw:frame draw:style-name="gr6" draw:text-style-name="P5" draw:layer="layout" svg:width="1.778cm" svg:height="1.047cm" svg:x="8.56cm" svg:y="3.212cm">
          <draw:text-box>
            <text:p><text:span text:style-name="T1">...</text:span></text:p>
          </draw:text-box>
        </draw:frame>
        <draw:frame draw:style-name="gr6" draw:text-style-name="P5" draw:layer="layout" svg:width="1.778cm" svg:height="1.047cm" svg:x="10.36cm" svg:y="3.313cm">
          <draw:text-box>
            <text:p><text:span text:style-name="T1">0xb7</text:span></text:p>
          </draw:text-box>
        </draw:frame>
        <draw:frame draw:style-name="gr6" draw:text-style-name="P5" draw:layer="layout" svg:width="1.778cm" svg:height="1.047cm" svg:x="12.26cm" svg:y="3.313cm">
          <draw:text-box>
            <text:p><text:span text:style-name="T1">0x23</text:span></text:p>
          </draw:text-box>
        </draw:frame>
        <draw:frame draw:style-name="gr6" draw:text-style-name="P5" draw:layer="layout" svg:width="1.778cm" svg:height="1.047cm" svg:x="13.96cm" svg:y="3.31cm">
          <draw:text-box>
            <text:p><text:span text:style-name="T1">0x6e</text:span></text:p>
          </draw:text-box>
        </draw:frame>
        <draw:frame draw:style-name="gr6" draw:text-style-name="P5" draw:layer="layout" svg:width="1.778cm" svg:height="1.047cm" svg:x="15.76cm" svg:y="3.311cm">
          <draw:text-box>
            <text:p><text:span text:style-name="T1">0x21</text:span></text:p>
          </draw:text-box>
        </draw:frame>
        <draw:frame draw:style-name="gr6" draw:text-style-name="P5" draw:layer="layout" svg:width="1.778cm" svg:height="1.047cm" svg:x="17.86cm" svg:y="3.312cm">
          <draw:text-box>
            <text:p><text:span text:style-name="T1">0xff</text:span></text:p>
          </draw:text-box>
        </draw:frame>
        <draw:frame draw:style-name="gr6" draw:text-style-name="P5" draw:layer="layout" svg:width="1.778cm" svg:height="1.047cm" svg:x="19.882cm" svg:y="3.213cm">
          <draw:text-box>
            <text:p><text:span text:style-name="T1">...</text:span></text:p>
          </draw:text-box>
        </draw:frame>
        <draw:frame draw:style-name="gr6" draw:text-style-name="P5" draw:layer="layout" svg:width="1.778cm" svg:height="1.047cm" svg:x="21.76cm" svg:y="3.314cm">
          <draw:text-box>
            <text:p><text:span text:style-name="T1">0x54</text:span></text:p>
          </draw:text-box>
        </draw:frame>
        <draw:frame draw:style-name="gr6" draw:text-style-name="P5" draw:layer="layout" svg:width="1.778cm" svg:height="1.047cm" svg:x="23.56cm" svg:y="3.315cm">
          <draw:text-box>
            <text:p><text:span text:style-name="T1">0xf9</text:span></text:p>
          </draw:text-box>
        </draw:frame>
        <draw:frame draw:style-name="gr6" draw:text-style-name="P5" draw:layer="layout" svg:width="1.778cm" svg:height="1.047cm" svg:x="2.56cm" svg:y="10.909cm">
          <draw:text-box>
            <text:p><text:span text:style-name="T1">0x88</text:span></text:p>
          </draw:text-box>
        </draw:frame>
        <draw:frame draw:style-name="gr6" draw:text-style-name="P5" draw:layer="layout" svg:width="1.778cm" svg:height="1.047cm" svg:x="4.46cm" svg:y="10.91cm">
          <draw:text-box>
            <text:p><text:span text:style-name="T1">0xd1</text:span></text:p>
          </draw:text-box>
        </draw:frame>
        <draw:frame draw:style-name="gr6" draw:text-style-name="P5" draw:layer="layout" svg:width="1.778cm" svg:height="1.047cm" svg:x="2.56cm" svg:y="10.91cm">
          <draw:text-box>
            <text:p><text:span text:style-name="T1">0x88</text:span></text:p>
          </draw:text-box>
        </draw:frame>
        <draw:frame draw:style-name="gr6" draw:text-style-name="P7" draw:layer="layout" svg:width="1.778cm" svg:height="1.047cm" svg:x="6.46cm" svg:y="10.911cm">
          <draw:text-box>
            <text:p><text:span text:style-name="T2">0xe2</text:span></text:p>
          </draw:text-box>
        </draw:frame>
        <draw:frame draw:style-name="gr6" draw:text-style-name="P7" draw:layer="layout" svg:width="1.778cm" svg:height="1.047cm" svg:x="8.36cm" svg:y="10.912cm">
          <draw:text-box>
            <text:p><text:span text:style-name="T2">0x01</text:span></text:p>
          </draw:text-box>
        </draw:frame>
        <draw:frame draw:style-name="gr6" draw:text-style-name="P7" draw:layer="layout" svg:width="1.778cm" svg:height="1.047cm" svg:x="12.36cm" svg:y="10.813cm">
          <draw:text-box>
            <text:p><text:span text:style-name="T2">...</text:span></text:p>
          </draw:text-box>
        </draw:frame>
        <draw:frame draw:style-name="gr6" draw:text-style-name="P7" draw:layer="layout" svg:width="1.778cm" svg:height="1.047cm" svg:x="13.96cm" svg:y="10.91cm">
          <draw:text-box>
            <text:p><text:span text:style-name="T2">0x66</text:span></text:p>
          </draw:text-box>
        </draw:frame>
        <draw:frame draw:style-name="gr6" draw:text-style-name="P7" draw:layer="layout" svg:width="1.778cm" svg:height="1.047cm" svg:x="15.86cm" svg:y="10.911cm">
          <draw:text-box>
            <text:p><text:span text:style-name="T2">0x2b</text:span></text:p>
          </draw:text-box>
        </draw:frame>
        <draw:frame draw:style-name="gr6" draw:text-style-name="P5" draw:layer="layout" svg:width="1.778cm" svg:height="1.047cm" svg:x="17.86cm" svg:y="10.912cm">
          <draw:text-box>
            <text:p><text:span text:style-name="T1">0xff</text:span></text:p>
          </draw:text-box>
        </draw:frame>
        <draw:frame draw:style-name="gr6" draw:text-style-name="P5" draw:layer="layout" svg:width="1.778cm" svg:height="1.047cm" svg:x="19.882cm" svg:y="10.813cm">
          <draw:text-box>
            <text:p><text:span text:style-name="T1">...</text:span></text:p>
          </draw:text-box>
        </draw:frame>
        <draw:frame draw:style-name="gr6" draw:text-style-name="P5" draw:layer="layout" svg:width="1.778cm" svg:height="1.047cm" svg:x="21.76cm" svg:y="10.914cm">
          <draw:text-box>
            <text:p><text:span text:style-name="T1">0x54</text:span></text:p>
          </draw:text-box>
        </draw:frame>
        <draw:frame draw:style-name="gr6" draw:text-style-name="P5" draw:layer="layout" svg:width="1.778cm" svg:height="1.047cm" svg:x="23.56cm" svg:y="10.915cm">
          <draw:text-box>
            <text:p><text:span text:style-name="T1">0xf9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osevka" svg:font-family="Iosevk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8:15:23.711507424</meta:creation-date>
    <dc:date>2022-07-18T11:05:46.130066818</dc:date>
    <meta:editing-duration>PT37M49S</meta:editing-duration>
    <meta:editing-cycles>10</meta:editing-cycles>
    <meta:generator>LibreOffice/6.4.7.2$Linux_X86_64 LibreOffice_project/40$Build-2</meta:generator>
    <meta:document-statistic meta:object-count="90"/>
  </office:meta>
</office:document-meta>
</file>